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e4c4" draw:marker-start-width="0.5cm" draw:marker-end-width="0.5cm" draw:fill="gradient" draw:fill-gradient-name="Gradient_20_10" draw:gradient-step-count="64" draw:textarea-horizontal-align="left" draw:textarea-vertical-align="top" draw:auto-grow-height="false" fo:min-height="13.21cm" fo:min-width="8.26cm" fo:padding-top="0.175cm" fo:padding-bottom="0.175cm" fo:padding-left="0.3cm" fo:padding-right="0.3cm"/>
    </style:style>
    <style:style style:name="gr2" style:family="graphic" style:parent-style-name="standard">
      <style:graphic-properties draw:stroke="solid" draw:stroke-dash="Dashed_20__28_var_29_" svg:stroke-width="0.05cm" svg:stroke-color="#bdb76b" draw:marker-start-width="0.355cm" draw:marker-end-width="0.355cm" draw:fill="gradient" draw:fill-gradient-name="Gradient_20_9" draw:gradient-step-count="64" draw:textarea-horizontal-align="left" draw:textarea-vertical-align="top" draw:auto-grow-height="false" fo:min-height="8.186cm" fo:min-width="6.636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Dashed_20__28_var_29_" svg:stroke-width="0.05cm" svg:stroke-color="#bdb76b" draw:marker-start-width="0.355cm" draw:marker-end-width="0.355cm" draw:fill="gradient" draw:fill-gradient-name="Gradient_20_8" draw:gradient-step-count="64" draw:textarea-horizontal-align="left" draw:textarea-vertical-align="top" draw:auto-grow-height="false" fo:min-height="8.216cm" fo:min-width="4.766cm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c4a000" draw:marker-start-width="0.5cm" draw:marker-end-width="0.5cm" draw:fill="gradient" draw:fill-gradient-name="gradient" draw:gradient-step-count="0" draw:textarea-horizontal-align="left" draw:textarea-vertical-align="bottom" draw:auto-grow-height="false" fo:min-height="4.922cm" fo:min-width="6.17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555753" draw:marker-start-width="0.5cm" draw:marker-end-width="0.5cm" draw:fill="gradient" draw:fill-gradient-name="Gradient_20_16" draw:gradient-step-count="0" draw:textarea-horizontal-align="justify" draw:textarea-vertical-align="middle" draw:auto-grow-height="false" fo:min-height="0.914cm" fo:min-width="1.16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555753" draw:marker-start-width="0.5cm" draw:marker-end-width="0.5cm" draw:fill="gradient" draw:fill-gradient-name="Gradient_20_13" draw:gradient-step-count="0" draw:textarea-horizontal-align="justify" draw:textarea-vertical-align="middle" draw:auto-grow-height="false" fo:min-height="0.914cm" fo:min-width="1.16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555753" draw:marker-start-width="0.5cm" draw:marker-end-width="0.5cm" draw:fill="gradient" draw:fill-gradient-name="Gradient_20_15" draw:gradient-step-count="0" draw:textarea-horizontal-align="justify" draw:textarea-vertical-align="middle" draw:auto-grow-height="false" fo:min-height="0.914cm" fo:min-width="1.16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555753" draw:marker-start-width="0.5cm" draw:marker-end-width="0.5cm" draw:fill="gradient" draw:fill-gradient-name="Gradient_20_19" draw:gradient-step-count="0" draw:textarea-horizontal-align="justify" draw:textarea-vertical-align="middle" draw:auto-grow-height="false" fo:min-height="0.914cm" fo:min-width="1.16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555753" draw:marker-start-width="0.5cm" draw:marker-end-width="0.5cm" draw:fill="gradient" draw:fill-gradient-name="Gradient_20_17" draw:gradient-step-count="0" draw:textarea-horizontal-align="justify" draw:textarea-vertical-align="middle" draw:auto-grow-height="false" fo:min-height="0.914cm" fo:min-width="1.16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555753" draw:marker-start-width="0.5cm" draw:marker-end-width="0.5cm" draw:fill="gradient" draw:fill-gradient-name="Gradient_20_14" draw:gradient-step-count="0" draw:textarea-horizontal-align="justify" draw:textarea-vertical-align="middle" draw:auto-grow-height="false" fo:min-height="0.914cm" fo:min-width="1.16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555753" draw:marker-start-width="0.5cm" draw:marker-end-width="0.5cm" draw:fill="gradient" draw:fill-gradient-name="Gradient_20_20" draw:gradient-step-count="0" draw:textarea-horizontal-align="justify" draw:textarea-vertical-align="middle" draw:auto-grow-height="false" fo:min-height="0.914cm" fo:min-width="1.16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555753" draw:marker-start-width="0.5cm" draw:marker-end-width="0.5cm" draw:fill="gradient" draw:fill-gradient-name="Gradient_20_18" draw:gradient-step-count="0" draw:textarea-horizontal-align="justify" draw:textarea-vertical-align="middle" draw:auto-grow-height="false" fo:min-height="0.914cm" fo:min-width="1.16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c4a000" draw:marker-start-width="0.5cm" draw:marker-end-width="0.5cm" draw:fill="gradient" draw:fill-gradient-name="gradient" draw:gradient-step-count="0" draw:textarea-horizontal-align="center" draw:textarea-vertical-align="middle" draw:auto-grow-height="false" fo:min-height="3.016cm" fo:min-width="0.266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c4a000" draw:marker-start-width="0.5cm" draw:marker-end-width="0.5cm" draw:fill="gradient" draw:fill-gradient-name="gradient" draw:gradient-step-count="0" draw:textarea-horizontal-align="center" draw:textarea-vertical-align="top" draw:auto-grow-height="false" fo:min-height="3.016cm" fo:min-width="1.566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555753" draw:marker-start-width="0.5cm" draw:marker-end-width="0.5cm" draw:fill="gradient" draw:fill-gradient-name="Gradient_20_11" draw:gradient-step-count="0" draw:textarea-horizontal-align="justify" draw:textarea-vertical-align="middle" draw:auto-grow-height="false" fo:min-height="0.914cm" fo:min-width="1.164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c4a000" draw:marker-start-width="0.5cm" draw:marker-end-width="0.5cm" draw:fill="gradient" draw:fill-gradient-name="gradient" draw:gradient-step-count="0" draw:textarea-horizontal-align="center" draw:textarea-vertical-align="bottom" draw:auto-grow-height="false" fo:min-height="3.016cm" fo:min-width="1.566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555753" draw:marker-start-width="0.5cm" draw:marker-end-width="0.5cm" draw:fill="gradient" draw:fill-gradient-name="Gradient_20_12" draw:gradient-step-count="0" draw:textarea-horizontal-align="justify" draw:textarea-vertical-align="middle" draw:auto-grow-height="false" fo:min-height="0.914cm" fo:min-width="1.164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c4a000" draw:marker-start-width="0.5cm" draw:marker-end-width="0.5cm" draw:fill="gradient" draw:fill-gradient-name="gradient" draw:gradient-step-count="0" draw:textarea-horizontal-align="center" draw:textarea-vertical-align="middle" draw:auto-grow-height="false" fo:min-height="3.016cm" fo:min-width="0.766cm" fo:padding-top="0.175cm" fo:padding-bottom="0.175cm" fo:padding-left="0.3cm" fo:padding-right="0.3cm"/>
    </style:style>
    <style:style style:name="gr1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026cm"/>
    </style:style>
    <style:style style:name="gr20" style:family="graphic" style:parent-style-name="standard">
      <style:graphic-properties svg:stroke-width="0.1cm" svg:stroke-color="#c4a000" draw:marker-start-width="0.5cm" draw:marker-end-width="0.5cm" draw:fill="gradient" draw:fill-gradient-name="gradient" draw:gradient-step-count="0" draw:textarea-horizontal-align="center" draw:textarea-vertical-align="middle" draw:auto-grow-height="false" fo:min-height="0.416cm" fo:min-width="5.466cm" fo:padding-top="0.175cm" fo:padding-bottom="0.175cm" fo:padding-left="0.3cm" fo:padding-right="0.3cm"/>
    </style:style>
    <style:style style:name="gr2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2cm" fo:min-width="0cm"/>
    </style:style>
    <style:style style:name="gr2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1.8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2.39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2.3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2.48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115cm"/>
    </style:style>
    <style:style style:name="gr2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1.235cm"/>
    </style:style>
    <style:style style:name="gr2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1.451cm"/>
    </style:style>
    <style:style style:name="gr3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63cm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335cm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081cm"/>
    </style:style>
    <style:style style:name="gr33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15cm" svg:stroke-color="#000000" draw:marker-start-width="0.66cm" draw:marker-end-width="0.66cm" draw:fill="none" draw:textarea-vertical-align="middle" fo:padding-top="0.2cm" fo:padding-bottom="0.2cm" fo:padding-left="0.325cm" fo:padding-right="0.325cm"/>
    </style:style>
    <style:style style:name="gr3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431cm"/>
    </style:style>
    <style:style style:name="gr3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479cm"/>
    </style:style>
    <style:style style:name="gr3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1.3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2.45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2.18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39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08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50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386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10" draw:gradient-step-count="64"/>
      <style:paragraph-properties fo:text-align="center"/>
      <style:text-properties style:use-window-font-color="true" style:font-name="Calibri" fo:font-size="10pt" style:font-size-asian="18pt" style:font-size-complex="18pt"/>
    </style:style>
    <style:style style:name="P3" style:family="paragraph">
      <loext:graphic-properties draw:fill="gradient" draw:fill-gradient-name="Gradient_20_9" draw:gradient-step-count="64"/>
      <style:paragraph-properties fo:text-align="center"/>
      <style:text-properties style:use-window-font-color="true" style:font-name="Calibri" fo:font-size="10pt" style:font-size-asian="18pt" style:font-size-complex="18pt"/>
    </style:style>
    <style:style style:name="P4" style:family="paragraph">
      <loext:graphic-properties draw:fill="gradient" draw:fill-gradient-name="Gradient_20_8" draw:gradient-step-count="64"/>
      <style:paragraph-properties fo:text-align="center"/>
      <style:text-properties style:use-window-font-color="true" style:font-name="Calibri" fo:font-size="10pt" style:font-size-asian="18pt" style:font-size-complex="18pt"/>
    </style:style>
    <style:style style:name="P5" style:family="paragraph">
      <loext:graphic-properties draw:fill="gradient" draw:fill-gradient-name="gradient" draw:gradient-step-count="0"/>
      <style:paragraph-properties fo:text-align="center"/>
      <style:text-properties style:use-window-font-color="true" style:font-name="Calibri" fo:font-size="10pt" style:font-size-asian="18pt" style:font-size-complex="18pt"/>
    </style:style>
    <style:style style:name="P6" style:family="paragraph">
      <loext:graphic-properties draw:fill="gradient" draw:fill-gradient-name="Gradient_20_16" draw:gradient-step-count="0"/>
      <style:paragraph-properties fo:text-align="center"/>
      <style:text-properties fo:color="#ffffff" style:font-name="Calibri" fo:font-size="10pt" style:font-size-asian="18pt" style:font-size-complex="18pt"/>
    </style:style>
    <style:style style:name="P7" style:family="paragraph">
      <loext:graphic-properties draw:fill="gradient" draw:fill-gradient-name="Gradient_20_13" draw:gradient-step-count="0"/>
      <style:paragraph-properties fo:text-align="center"/>
      <style:text-properties fo:color="#ffffff" style:font-name="Calibri" fo:font-size="10pt" style:font-size-asian="18pt" style:font-size-complex="18pt"/>
    </style:style>
    <style:style style:name="P8" style:family="paragraph">
      <loext:graphic-properties draw:fill="gradient" draw:fill-gradient-name="Gradient_20_15" draw:gradient-step-count="0"/>
      <style:paragraph-properties fo:text-align="center"/>
      <style:text-properties fo:color="#ffffff" style:font-name="Calibri" fo:font-size="10pt" style:font-size-asian="18pt" style:font-size-complex="18pt"/>
    </style:style>
    <style:style style:name="P9" style:family="paragraph">
      <loext:graphic-properties draw:fill="gradient" draw:fill-gradient-name="Gradient_20_19" draw:gradient-step-count="0"/>
      <style:paragraph-properties fo:text-align="center"/>
      <style:text-properties fo:color="#ffffff" style:font-name="Calibri" fo:font-size="10pt" style:font-size-asian="18pt" style:font-size-complex="18pt"/>
    </style:style>
    <style:style style:name="P10" style:family="paragraph">
      <loext:graphic-properties draw:fill="gradient" draw:fill-gradient-name="Gradient_20_17" draw:gradient-step-count="0"/>
      <style:paragraph-properties fo:text-align="center"/>
      <style:text-properties fo:color="#ffffff" style:font-name="Calibri" fo:font-size="10pt" style:font-size-asian="18pt" style:font-size-complex="18pt"/>
    </style:style>
    <style:style style:name="P11" style:family="paragraph">
      <loext:graphic-properties draw:fill="gradient" draw:fill-gradient-name="Gradient_20_14" draw:gradient-step-count="0"/>
      <style:paragraph-properties fo:text-align="center"/>
      <style:text-properties fo:color="#ffffff" style:font-name="Calibri" fo:font-size="10pt" style:font-size-asian="18pt" style:font-size-complex="18pt"/>
    </style:style>
    <style:style style:name="P12" style:family="paragraph">
      <loext:graphic-properties draw:fill="gradient" draw:fill-gradient-name="Gradient_20_20" draw:gradient-step-count="0"/>
      <style:paragraph-properties fo:text-align="center"/>
      <style:text-properties fo:color="#ffffff" style:font-name="Calibri" fo:font-size="10pt" style:font-size-asian="18pt" style:font-size-complex="18pt"/>
    </style:style>
    <style:style style:name="P13" style:family="paragraph">
      <loext:graphic-properties draw:fill="gradient" draw:fill-gradient-name="Gradient_20_18" draw:gradient-step-count="0"/>
      <style:paragraph-properties fo:text-align="center"/>
      <style:text-properties fo:color="#ffffff" style:font-name="Calibri" fo:font-size="10pt" style:font-size-asian="18pt" style:font-size-complex="18pt"/>
    </style:style>
    <style:style style:name="P14" style:family="paragraph">
      <loext:graphic-properties draw:fill="gradient" draw:fill-gradient-name="Gradient_20_11" draw:gradient-step-count="0"/>
      <style:paragraph-properties fo:text-align="center"/>
      <style:text-properties fo:color="#ffffff" style:font-name="Calibri" fo:font-size="10pt" style:font-size-asian="18pt" style:font-size-complex="18pt"/>
    </style:style>
    <style:style style:name="P15" style:family="paragraph">
      <loext:graphic-properties draw:fill="gradient" draw:fill-gradient-name="Gradient_20_12" draw:gradient-step-count="0"/>
      <style:paragraph-properties fo:text-align="center"/>
      <style:text-properties fo:color="#ffffff" style:font-name="Calibri" fo:font-size="10pt" style:font-size-asian="18pt" style:font-size-complex="18pt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ffffff"/>
      <style:text-properties style:font-name="Calibri" fo:font-size="10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Calibri" fo:font-size="10pt" style:font-size-asian="18pt" style:font-size-complex="18pt"/>
    </style:style>
    <style:style style:name="T2" style:family="text">
      <style:text-properties fo:color="#ffffff" style:font-name="Calibri" fo:font-size="10pt" style:font-size-asian="18pt" style:font-size-complex="18pt"/>
    </style:style>
    <style:style style:name="T3" style:family="text">
      <style:text-properties style:use-window-font-color="true" style:font-name="Calibri" fo:font-size="9pt" fo:font-style="italic" style:font-size-asian="18pt" style:font-size-complex="18pt"/>
    </style:style>
    <style:style style:name="T4" style:family="text">
      <style:text-properties style:font-name="Calibri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cm" svg:height="13.7cm" svg:x="6.3cm" svg:y="8.8cm">
          <text:p text:style-name="P1"><text:span text:style-name="T1">JPEG ENCO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7.607254970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3cm" svg:height="8.6cm" draw:transform="rotate (1.5707963267949) translate (6.5cm 22.3cm)">
          <text:p text:style-name="P1"><text:span text:style-name="T1">ENCO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7.607254970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4cm" svg:height="8.6cm" draw:transform="rotate (1.5707963267949) translate (6.5cm 14.8cm)">
          <text:p text:style-name="P1"><text:span text:style-name="T1">MEMORY 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7.607254970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9cm" svg:height="5.4cm" svg:x="8cm" svg:y="16.7cm">
          <text:p text:style-name="P1"><text:span text:style-name="T1">MEMORY</text:span></text:p>
          <text:p text:style-name="P1"><text:span text:style-name="T1">SUB SYSTEM</text:span></text:p>
          <draw:enhanced-geometry svg:viewBox="0 0 21600 21600" draw:path-stretchpoint-x="10800" draw:path-stretchpoint-y="10800" draw:text-areas="?f3 ?f4 ?f5 ?f6" draw:type="round-rectangle" draw:modifiers="886.984467059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9cm" svg:height="1.4cm" svg:x="8.3cm" svg:y="18.7cm">
          <text:p text:style-name="P1"><text:span text:style-name="T2">DCT RAM</text:span></text:p>
          <text:p text:style-name="P1"><text:span text:style-name="T2">64x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9cm" svg:height="1.4cm" svg:x="8.3cm" svg:y="17cm">
          <text:p text:style-name="P1"><text:span text:style-name="T2">YUV RAM</text:span></text:p>
          <text:p text:style-name="P1"><text:span text:style-name="T2">256x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9cm" svg:height="1.4cm" svg:x="12.7cm" svg:y="17cm">
          <text:p text:style-name="P1"><text:span text:style-name="T2">HDR ROM</text:span></text:p>
          <text:p text:style-name="P1"><text:span text:style-name="T2">1024x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9cm" svg:height="1.4cm" svg:x="10.5cm" svg:y="20.4cm">
          <text:p text:style-name="P1"><text:span text:style-name="T2">FDTBL ROM</text:span></text:p>
          <text:p text:style-name="P1"><text:span text:style-name="T2">128x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.9cm" svg:height="1.4cm" svg:x="10.5cm" svg:y="18.7cm">
          <text:p text:style-name="P1"><text:span text:style-name="T2">ZZ RAM</text:span></text:p>
          <text:p text:style-name="P1"><text:span text:style-name="T2">64x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9cm" svg:height="1.4cm" svg:x="10.5cm" svg:y="17cm">
          <text:p text:style-name="P1"><text:span text:style-name="T2">ZZIDX ROM</text:span></text:p>
          <text:p text:style-name="P1"><text:span text:style-name="T2">64x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9cm" svg:height="1.4cm" svg:x="12.7cm" svg:y="20.4cm">
          <text:p text:style-name="P1"><text:span text:style-name="T2">DCHT ROM</text:span></text:p>
          <text:p text:style-name="P1"><text:span text:style-name="T2">32x5</text:span></text:p>
          <text:p text:style-name="P1"><text:span text:style-name="T2">32x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.9cm" svg:height="1.4cm" svg:x="12.7cm" svg:y="18.7cm">
          <text:p text:style-name="P1"><text:span text:style-name="T2">ACHT ROM</text:span></text:p>
          <text:p text:style-name="P1"><text:span text:style-name="T2">512x5</text:span></text:p>
          <text:p text:style-name="P1"><text:span text:style-name="T2">512x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cm" svg:height="3.5cm" svg:x="6.7cm" svg:y="16.7cm">
          <text:p text:style-name="P1"><text:span text:style-name="T1">DCT</text:span></text:p>
          <text:p text:style-name="P1"><text:span text:style-name="T1">8X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63.036963036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2.3cm" svg:height="3.5cm" svg:x="8.1cm" svg:y="11.1cm">
          <text:p text:style-name="P1"><text:span text:style-name="T1">YUV422</text:span></text:p>
          <text:p text:style-name="P1"><text:span text:style-name="T1">TO</text:span></text:p>
          <text:p text:style-name="P1"><text:span text:style-name="T1">YUV444</text:span></text:p>
          <text:p text:style-name="P1"><text:span text:style-name="T3">8X8 RAM READ</text:span></text:p>
          <draw:enhanced-geometry svg:viewBox="0 0 21600 21600" draw:path-stretchpoint-x="10800" draw:path-stretchpoint-y="10800" draw:text-areas="?f3 ?f4 ?f5 ?f6" draw:type="round-rectangle" draw:modifiers="2159.06127770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.9cm" svg:height="1.4cm" svg:x="8.3cm" svg:y="12.9cm">
          <text:p text:style-name="P1"><text:span text:style-name="T2">FIFO</text:span></text:p>
          <text:p text:style-name="P1"><text:span text:style-name="T2">512x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2.3cm" svg:height="3.5cm" svg:x="10.7cm" svg:y="11.1cm">
          <text:p text:style-name="P1"><text:span text:style-name="T1">JPEG </text:span></text:p>
          <text:p text:style-name="P1"><text:span text:style-name="T1">DATA OUT</text:span></text:p>
          <text:p text:style-name="P1"><text:span text:style-name="T3">8X8 RAM WRITE</text:span></text:p>
          <draw:enhanced-geometry svg:viewBox="0 0 21600 21600" draw:path-stretchpoint-x="10800" draw:path-stretchpoint-y="10800" draw:text-areas="?f3 ?f4 ?f5 ?f6" draw:type="round-rectangle" draw:modifiers="2159.06127770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.9cm" svg:height="1.4cm" svg:x="10.9cm" svg:y="11.4cm">
          <text:p text:style-name="P1"><text:span text:style-name="T2">FIFO</text:span></text:p>
          <text:p text:style-name="P1"><text:span text:style-name="T2">128x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1.5cm" svg:height="3.5cm" svg:x="13.3cm" svg:y="11.1cm">
          <text:p text:style-name="P1"><text:span text:style-name="T1">JPEG</text:span></text:p>
          <text:p text:style-name="P1"><text:span text:style-name="T1">HEADER</text:span></text:p>
          <text:p text:style-name="P1"><text:span text:style-name="T1"/></text:p>
          <text:p text:style-name="P1"><text:span text:style-name="T1">&amp; DATA</text:span></text:p>
          <text:p text:style-name="P1"><text:span text:style-name="T1">OUTPUT</text:span></text:p>
          <text:p text:style-name="P1"><text:span text:style-name="T3">8X8 RAM </text:span></text:p>
          <text:p text:style-name="P1"><text:span text:style-name="T3">READ</text:span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309.79347101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0.6cm" svg:height="0.3cm" svg:x="7.7cm" svg:y="1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6" draw:layer="layout" svg:width="0.6cm" svg:height="0.3cm" draw:transform="rotate (-3.14159265358979) translate (8.3cm 19.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5" draw:layer="layout" svg:width="6.2cm" svg:height="0.9cm" svg:x="7.4cm" svg:y="15.2cm">
          <text:p text:style-name="P1"><text:span text:style-name="T1">STATE MACHINE &amp; COMPRESSION 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13.87347391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0.3cm" svg:height="0.6cm" svg:x="10.5cm" svg:y="16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6" draw:layer="layout" svg:width="0.3cm" svg:height="0.6cm" svg:x="9.1cm" svg:y="14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6" draw:layer="layout" svg:width="0.3cm" svg:height="0.6cm" svg:x="11.6cm" svg:y="14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6" draw:layer="layout" svg:width="0.3cm" svg:height="0.6cm" svg:x="13.3cm" svg:y="14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6" draw:layer="layout" svg:width="0.3cm" svg:height="0.6cm" svg:x="7.4cm" svg:y="16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6" draw:layer="layout" svg:width="2.4cm" svg:height="0.3cm" draw:transform="rotate (-1.5707963267949) translate (14.2cm 14.6cm)">
          <text:p/>
          <draw:enhanced-geometry svg:viewBox="0 0 21600 21600" draw:text-areas="?f7 ?f0 21600 ?f2" draw:type="left-arrow" draw:modifiers="1169.5127030404 5812.6245847176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5" draw:layer="layout" svg:width="6.2cm" svg:height="0.9cm" svg:x="8.3cm" svg:y="9.6cm">
          <text:p text:style-name="P1"><text:span text:style-name="T1">RAM ACCESS MULTIPLEX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13.87347391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0.3cm" svg:height="0.6cm" svg:x="9.1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6" draw:layer="layout" svg:width="0.3cm" svg:height="0.6cm" svg:x="11.6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6" draw:layer="layout" svg:width="0.3cm" svg:height="0.6cm" svg:x="13.9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7" draw:layer="layout" svg:width="2.894cm" svg:height="0.602cm" svg:x="12.606cm" svg:y="7cm">
          <draw:text-box>
            <text:p><text:span text:style-name="T4">mem_read_addr</text:span></text:p>
          </draw:text-box>
        </draw:frame>
        <draw:frame draw:style-name="gr24" draw:text-style-name="P17" draw:layer="layout" svg:width="2.864cm" svg:height="0.602cm" svg:x="12.606cm" svg:y="7.325cm">
          <draw:text-box>
            <text:p><text:span text:style-name="T4">mem_read_data</text:span></text:p>
          </draw:text-box>
        </draw:frame>
        <draw:frame draw:style-name="gr25" draw:text-style-name="P17" draw:layer="layout" svg:width="2.987cm" svg:height="0.602cm" svg:x="12.613cm" svg:y="7.649cm">
          <draw:text-box>
            <text:p><text:span text:style-name="T4">mem_write_addr</text:span></text:p>
          </draw:text-box>
        </draw:frame>
        <draw:frame draw:style-name="gr26" draw:text-style-name="P17" draw:layer="layout" svg:width="1.802cm" svg:height="0.602cm" svg:x="15.643cm" svg:y="12.038cm">
          <draw:text-box>
            <text:p><text:span text:style-name="T4">data_out</text:span></text:p>
          </draw:text-box>
        </draw:frame>
        <draw:frame draw:style-name="gr27" draw:text-style-name="P17" draw:layer="layout" svg:width="1.615cm" svg:height="0.602cm" svg:x="15.643cm" svg:y="12.362cm">
          <draw:text-box>
            <text:p><text:span text:style-name="T4">data_rd</text:span></text:p>
          </draw:text-box>
        </draw:frame>
        <draw:custom-shape draw:style-name="gr28" draw:text-style-name="P16" draw:layer="layout" svg:width="1.8cm" svg:height="0.3cm" draw:transform="rotate (-3.14159265358979) translate (12.8cm 7.5cm)">
          <text:p/>
          <draw:enhanced-geometry svg:viewBox="0 0 21600 21600" draw:text-areas="?f7 ?f0 21600 ?f2" draw:type="left-arrow" draw:modifiers="1619.10049972238 5597.3421926910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6" draw:layer="layout" svg:width="2.021cm" svg:height="0.3cm" draw:transform="rotate (1.5707963267949) translate (11.148cm 9.6cm)">
          <text:p/>
          <draw:enhanced-geometry svg:viewBox="0 0 21600 21600" draw:text-areas="?f7 ?f0 21600 ?f2" draw:type="left-arrow" draw:modifiers="1474.18397626113 5238.538205980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6" draw:layer="layout" svg:width="1.2cm" svg:height="0.3cm" draw:transform="rotate (-3.14159265358979) translate (12.8cm 8.1cm)">
          <text:p/>
          <draw:enhanced-geometry svg:viewBox="0 0 21600 21600" draw:text-areas="?f7 ?f0 21600 ?f2" draw:type="left-arrow" draw:modifiers="2589.84179850125 5453.8205980066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6" draw:layer="layout" svg:width="0.9cm" svg:height="0.3cm" draw:transform="rotate (-3.14159265358979) translate (12.8cm 8.4cm)">
          <text:p/>
          <draw:enhanced-geometry svg:viewBox="0 0 21600 21600" draw:text-areas="?f7 ?f0 21600 ?f2" draw:type="left-arrow" draw:modifiers="3500.11098779134 5884.385382059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6" draw:layer="layout" svg:width="0.6cm" svg:height="0.3cm" draw:transform="rotate (-3.14159265358979) translate (12.8cm 8.7cm)">
          <text:p/>
          <draw:enhanced-geometry svg:viewBox="0 0 21600 21600" draw:text-areas="?f7 ?f0 21600 ?f2" draw:type="left-arrow" draw:modifiers="5247.25457570716 9257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3" draw:text-style-name="P18" draw:layer="layout" svg:x1="12.2cm" svg:y1="8.528cm" svg:x2="12.2cm" svg:y2="9.6cm">
          <text:p/>
        </draw:line>
        <draw:line draw:style-name="gr34" draw:text-style-name="P18" draw:layer="layout" svg:x1="11.9cm" svg:y1="8.179cm" svg:x2="11.9cm" svg:y2="9.6cm">
          <text:p/>
        </draw:line>
        <draw:line draw:style-name="gr34" draw:text-style-name="P18" draw:layer="layout" svg:x1="11.6cm" svg:y1="7.873cm" svg:x2="11.6cm" svg:y2="9.6cm">
          <text:p/>
        </draw:line>
        <draw:line draw:style-name="gr34" draw:text-style-name="P18" draw:layer="layout" svg:x1="11cm" svg:y1="7.274cm" svg:x2="11cm" svg:y2="9.6cm">
          <text:p/>
        </draw:line>
        <draw:line draw:style-name="gr34" draw:text-style-name="P18" draw:layer="layout" svg:x1="12.795cm" svg:y1="7.65cm" svg:x2="11.3cm" svg:y2="7.65cm">
          <text:p/>
        </draw:line>
        <draw:custom-shape draw:style-name="gr35" draw:text-style-name="P16" draw:layer="layout" svg:width="1cm" svg:height="0.3cm" draw:transform="rotate (-3.14159265358979) translate (15.8cm 12.5cm)">
          <text:p/>
          <draw:enhanced-geometry svg:viewBox="0 0 21600 21600" draw:text-areas="?f7 ?f0 21600 ?f2" draw:type="left-arrow" draw:modifiers="3172.02797202797 5597.3421926910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6" draw:layer="layout" svg:width="1cm" svg:height="0.3cm" svg:x="14.8cm" svg:y="12.5cm">
          <text:p/>
          <draw:enhanced-geometry svg:viewBox="0 0 21600 21600" draw:text-areas="?f7 ?f0 21600 ?f2" draw:type="left-arrow" draw:modifiers="3215.18481518481 9185.382059800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6" draw:layer="layout" svg:width="0.6cm" svg:height="0.3cm" draw:transform="rotate (-3.14159265358979) translate (6.3cm 10.2cm)">
          <text:p/>
          <draw:enhanced-geometry svg:viewBox="0 0 21600 21600" draw:text-areas="?f7 ?f0 21600 ?f2" draw:type="left-arrow" draw:modifiers="5247.25457570716 9257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6" draw:layer="layout" svg:width="0.6cm" svg:height="0.3cm" draw:transform="rotate (-3.14159265358979) translate (6.3cm 10.5cm)">
          <text:p/>
          <draw:enhanced-geometry svg:viewBox="0 0 21600 21600" draw:text-areas="?f7 ?f0 21600 ?f2" draw:type="left-arrow" draw:modifiers="5247.25457570716 9257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6" draw:layer="layout" svg:width="1.9cm" svg:height="0.3cm" svg:x="5.5cm" svg:y="15.6cm">
          <text:p/>
          <draw:enhanced-geometry svg:viewBox="0 0 21600 21600" draw:text-areas="?f7 ?f0 21600 ?f2" draw:type="left-arrow" draw:modifiers="1624.82903734876 8898.338870431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17" draw:layer="layout" svg:width="2.957cm" svg:height="0.602cm" svg:x="12.606cm" svg:y="7.974cm">
          <draw:text-box>
            <text:p><text:span text:style-name="T4">mem_write_data</text:span></text:p>
          </draw:text-box>
        </draw:frame>
        <draw:frame draw:style-name="gr39" draw:text-style-name="P17" draw:layer="layout" svg:width="2.682cm" svg:height="0.602cm" svg:x="12.613cm" svg:y="8.298cm">
          <draw:text-box>
            <text:p><text:span text:style-name="T4">mem_write_en</text:span></text:p>
          </draw:text-box>
        </draw:frame>
        <draw:custom-shape draw:style-name="gr37" draw:text-style-name="P16" draw:layer="layout" svg:width="1.9cm" svg:height="0.3cm" draw:transform="rotate (-3.14159265358979) translate (7.4cm 15.6cm)">
          <text:p/>
          <draw:enhanced-geometry svg:viewBox="0 0 21600 21600" draw:text-areas="?f7 ?f0 21600 ?f2" draw:type="left-arrow" draw:modifiers="1624.82903734876 8898.338870431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17" draw:layer="layout" svg:width="0.891cm" svg:height="0.602cm" svg:x="4.991cm" svg:y="9.774cm">
          <draw:text-box>
            <text:p><text:span text:style-name="T4">clk</text:span></text:p>
          </draw:text-box>
        </draw:frame>
        <draw:frame draw:style-name="gr41" draw:text-style-name="P17" draw:layer="layout" svg:width="1.582cm" svg:height="0.602cm" svg:x="4.3cm" svg:y="10.098cm">
          <draw:text-box>
            <text:p><text:span text:style-name="T4">reset_n</text:span></text:p>
          </draw:text-box>
        </draw:frame>
        <draw:frame draw:style-name="gr42" draw:text-style-name="P17" draw:layer="layout" svg:width="2.001cm" svg:height="0.602cm" svg:x="3.691cm" svg:y="15.174cm">
          <draw:text-box>
            <text:p><text:span text:style-name="T4">conv_start</text:span></text:p>
          </draw:text-box>
        </draw:frame>
        <draw:frame draw:style-name="gr43" draw:text-style-name="P17" draw:layer="layout" svg:width="1.886cm" svg:height="0.602cm" svg:x="3.8cm" svg:y="15.498cm">
          <draw:text-box>
            <text:p><text:span text:style-name="T4">conv_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radial" draw:cx="50%" draw:cy="50%" draw:start-color="#ffffe0" draw:end-color="#ffe4c4" draw:start-intensity="100%" draw:end-intensity="100%" draw:border="0%"/>
    <draw:gradient draw:name="Gradient_20_11" draw:display-name="Gradient 11" draw:style="radial" draw:cx="50%" draw:cy="50%" draw:start-color="#babdb6" draw:end-color="#555753" draw:start-intensity="100%" draw:end-intensity="100%" draw:border="0%"/>
    <draw:gradient draw:name="Gradient_20_12" draw:display-name="Gradient 12" draw:style="radial" draw:cx="50%" draw:cy="50%" draw:start-color="#babdb6" draw:end-color="#555753" draw:start-intensity="100%" draw:end-intensity="100%" draw:border="0%"/>
    <draw:gradient draw:name="Gradient_20_13" draw:display-name="Gradient 13" draw:style="radial" draw:cx="50%" draw:cy="50%" draw:start-color="#babdb6" draw:end-color="#555753" draw:start-intensity="100%" draw:end-intensity="100%" draw:border="0%"/>
    <draw:gradient draw:name="Gradient_20_14" draw:display-name="Gradient 14" draw:style="radial" draw:cx="50%" draw:cy="50%" draw:start-color="#babdb6" draw:end-color="#555753" draw:start-intensity="100%" draw:end-intensity="100%" draw:border="0%"/>
    <draw:gradient draw:name="Gradient_20_15" draw:display-name="Gradient 15" draw:style="radial" draw:cx="50%" draw:cy="50%" draw:start-color="#babdb6" draw:end-color="#555753" draw:start-intensity="100%" draw:end-intensity="100%" draw:border="0%"/>
    <draw:gradient draw:name="Gradient_20_16" draw:display-name="Gradient 16" draw:style="radial" draw:cx="50%" draw:cy="50%" draw:start-color="#babdb6" draw:end-color="#555753" draw:start-intensity="100%" draw:end-intensity="100%" draw:border="0%"/>
    <draw:gradient draw:name="Gradient_20_17" draw:display-name="Gradient 17" draw:style="radial" draw:cx="50%" draw:cy="50%" draw:start-color="#babdb6" draw:end-color="#555753" draw:start-intensity="100%" draw:end-intensity="100%" draw:border="0%"/>
    <draw:gradient draw:name="Gradient_20_18" draw:display-name="Gradient 18" draw:style="radial" draw:cx="50%" draw:cy="50%" draw:start-color="#babdb6" draw:end-color="#555753" draw:start-intensity="100%" draw:end-intensity="100%" draw:border="0%"/>
    <draw:gradient draw:name="Gradient_20_19" draw:display-name="Gradient 19" draw:style="radial" draw:cx="50%" draw:cy="50%" draw:start-color="#babdb6" draw:end-color="#555753" draw:start-intensity="100%" draw:end-intensity="100%" draw:border="0%"/>
    <draw:gradient draw:name="Gradient_20_20" draw:display-name="Gradient 20" draw:style="radial" draw:cx="50%" draw:cy="50%" draw:start-color="#babdb6" draw:end-color="#555753" draw:start-intensity="100%" draw:end-intensity="100%" draw:border="0%"/>
    <draw:gradient draw:name="Gradient_20_8" draw:display-name="Gradient 8" draw:style="radial" draw:cx="50%" draw:cy="50%" draw:start-color="#eee8aa" draw:end-color="#bdb76b" draw:start-intensity="100%" draw:end-intensity="100%" draw:border="0%"/>
    <draw:gradient draw:name="Gradient_20_9" draw:display-name="Gradient 9" draw:style="radial" draw:cx="50%" draw:cy="50%" draw:start-color="#eee8aa" draw:end-color="#bdb76b" draw:start-intensity="100%" draw:end-intensity="100%" draw:border="0%"/>
    <draw:gradient draw:name="gradient" draw:style="radial" draw:cx="50%" draw:cy="50%" draw:start-color="#fce94f" draw:end-color="#c4a000" draw:start-intensity="100%" draw:end-intensity="100%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09:42:24.987000000</meta:creation-date>
    <dc:date>2018-06-21T12:05:35.204000000</dc:date>
    <meta:editing-duration>PT42M25S</meta:editing-duration>
    <meta:editing-cycles>10</meta:editing-cycles>
    <meta:generator>LibreOffice/6.0.0.3$Windows_X86_64 LibreOffice_project/64a0f66915f38c6217de274f0aa8e15618924765</meta:generator>
    <meta:document-statistic meta:object-count="58"/>
  </office:meta>
</office:document-meta>
</file>